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  <style:text-properties fo:color="#ffffff" style:text-outline="false" fo:text-shadow="1pt 1pt" fo:font-weight="bold" style:font-weight-asian="bold" style:font-weight-complex="bold"/>
    </style:style>
    <style:style style:name="P2" style:family="paragraph">
      <loext:graphic-properties draw:fill="gradient" draw:fill-color="#007826" draw:fill-gradient-name="Tango_20_Blue"/>
      <style:paragraph-properties fo:text-align="center"/>
      <style:text-properties fo:color="#ffffff" style:text-outline="false" fo:text-shadow="1pt 1pt" fo:font-weight="bold" style:font-weight-asian="bold" style:font-weight-complex="bold"/>
    </style:style>
    <style:style style:name="P3" style:family="paragraph">
      <style:paragraph-properties fo:text-align="center"/>
      <style:text-properties fo:color="#ffffff" fo:text-shadow="1pt 1pt" fo:font-weight="bold" style:font-weight-asian="bold" style:font-weight-complex="bold"/>
    </style:style>
    <style:style style:name="P4" style:family="paragraph">
      <loext:graphic-properties draw:fill="gradient" draw:fill-gradient-name="Sun-Set"/>
      <style:paragraph-properties fo:text-align="center"/>
      <style:text-properties fo:color="#ffffff" fo:text-shadow="1pt 1pt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gradient" draw:fill-gradient-name="Tango_20_Blue"/>
      <style:paragraph-properties fo:text-align="center"/>
      <style:text-properties fo:color="#ffffff" style:text-outline="false" fo:text-shadow="1pt 1pt" fo:font-weight="bold" style:font-weight-asian="bold" style:font-weight-complex="bold"/>
    </style:style>
    <style:style style:name="P8" style:family="paragraph">
      <loext:graphic-properties draw:fill="solid" draw:fill-color="#ff6600"/>
      <style:paragraph-properties fo:text-align="center"/>
      <style:text-properties fo:font-size="12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gradient" draw:fill-gradient-name="Tango_20_Blue"/>
      <style:paragraph-properties fo:text-align="center"/>
      <style:text-properties fo:color="#ffffff" fo:font-size="12pt" fo:text-shadow="1pt 1pt"/>
    </style:style>
    <style:style style:name="P11" style:family="paragraph">
      <style:paragraph-properties fo:text-align="center"/>
      <style:text-properties fo:color="#ffffff" fo:text-shadow="1pt 1pt"/>
    </style:style>
    <style:style style:name="P12" style:family="paragraph">
      <loext:graphic-properties draw:fill="gradient" draw:fill-gradient-name="Tango_20_Blue"/>
      <style:paragraph-properties fo:text-align="center"/>
      <style:text-properties fo:color="#ffffff" fo:text-shadow="1pt 1pt"/>
    </style:style>
    <style:style style:name="T1" style:family="text">
      <style:text-properties fo:color="#ffffff" style:text-outline="false" fo:text-shadow="1pt 1pt" fo:font-weight="bold" style:font-weight-asian="bold" style:font-weight-complex="bold"/>
    </style:style>
    <style:style style:name="T2" style:family="text">
      <style:text-properties fo:color="#ffffff" fo:text-shadow="1pt 1pt" fo:font-weight="bold" style:font-weight-asian="bold" style:font-weight-complex="bold"/>
    </style:style>
    <style:style style:name="T3" style:family="text">
      <style:text-properties style:text-position="-33% 58%" style:font-name="Liberation Serif" style:font-name-asian="Noto Sans CJK SC Regular" style:font-name-complex="FreeSans"/>
    </style:style>
    <style:style style:name="T4" style:family="text">
      <style:text-properties style:text-position="0% 100%" style:font-name="Liberation Serif" style:font-name-asian="Noto Sans CJK SC Regular" style:font-name-complex="FreeSans"/>
    </style:style>
    <style:style style:name="T5" style:family="text">
      <style:text-properties fo:color="#ffffff" style:text-outline="false" fo:font-size="18pt" fo:text-shadow="1pt 1pt" fo:font-weight="bold" style:font-size-asian="15pt" style:font-weight-asian="bold" style:font-size-complex="18pt" style:font-weight-complex="bold"/>
    </style:style>
    <style:style style:name="T6" style:family="text">
      <style:text-properties style:text-position="-33% 58%"/>
    </style:style>
    <style:style style:name="T7" style:family="text">
      <style:text-properties fo:color="#ffffff" style:text-outline="false" fo:font-size="14pt" fo:text-shadow="1pt 1pt" fo:font-weight="bold" style:font-size-asian="12pt" style:font-weight-asian="bold" style:font-size-complex="14pt" style:font-weight-complex="bold"/>
    </style:style>
    <style:style style:name="T8" style:family="text">
      <style:text-properties fo:color="#ffffff" fo:font-size="18pt" fo:text-shadow="1pt 1pt" style:font-size-asian="15pt" style:font-size-complex="18pt"/>
    </style:style>
    <style:style style:name="T9" style:family="text">
      <style:text-properties fo:color="#ffffff" fo:text-shadow="1pt 1pt"/>
    </style:style>
    <style:style style:name="gr1" style:family="graphic">
      <style:graphic-properties draw:fill="gradient" draw:fill-color="#007826" draw:fill-gradient-name="Tango_20_Blue" draw:textarea-horizontal-align="justify" draw:textarea-vertical-align="middle" draw:auto-grow-height="false" fo:min-height="0.9764in" fo:min-width="1.1543in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gradient" draw:fill-gradient-name="Sun-Set" draw:textarea-horizontal-align="justify" draw:textarea-vertical-align="middle" draw:auto-grow-height="false" fo:min-height="0.8043in" fo:min-width="1.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8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402in" draw:marker-start-width="0.3472in" draw:marker-end="Arrowheads_20_1" draw:marker-end-width="0.3472in" draw:textarea-horizontal-align="center" draw:textarea-vertical-align="middle" fo:padding-top="0.0681in" fo:padding-bottom="0.0681in" fo:padding-left="0.0681in" fo:padding-right="0.0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402in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gradient" draw:fill-gradient-name="Tango_20_Blue" draw:textarea-horizontal-align="justify" draw:textarea-vertical-align="middle" draw:auto-grow-height="false" fo:min-height="0.8071in" fo:min-width="1.20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402in" draw:marker-start-width="0.1984in" draw:marker-end="Arrowheads_20_1" draw:marker-end-width="0.1984in" draw:fill="solid" draw:fill-color="#ff66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gradient" draw:fill-gradient-name="Tango_20_Blue" draw:textarea-horizontal-align="justify" draw:textarea-vertical-align="middle" draw:auto-grow-height="false" fo:min-height="0.5047in" fo:min-width="1.20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="gradient" draw:fill-gradient-name="Tango_20_Blue" draw:textarea-horizontal-align="justify" draw:textarea-vertical-align="middle" draw:auto-grow-height="false" fo:min-height="0.6465in" fo:min-width="1.09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gradient" draw:fill-gradient-name="Tango_20_Blue" draw:textarea-horizontal-align="justify" draw:textarea-vertical-align="middle" draw:auto-grow-height="false" fo:min-height="0.5126in" fo:min-width="1.018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1.6323in" svg:height="1.3795in" svg:x="-0.2874in" svg:y="0.1366in"><text:p text:style-name="P1"><text:span text:style-name="T1">NODO </text:span><text:span text:style-name="T1">HARDWARE</text:span></text:p><text:p text:style-name="P1"><text:span text:style-name="T1"/></text:p><text:p text:style-name="P1"><text:span text:style-name="T1">Lectura:</text:span></text:p><text:p text:style-name="P1"><text:span text:style-name="T1">Posición actual 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draw:text-style-name="P4" svg:width="1.5004in" svg:height="0.8043in" svg:x="2.711in" svg:y="0.4543in"><text:p text:style-name="P3"><text:span text:style-name="T2">Modelo de </text:span></text:p><text:p text:style-name="P3"><text:span text:style-name="T2">cinemática directa.</text:span></text:p><draw:enhanced-geometry svg:viewBox="0 0 21600 21600" draw:type="rectangle" draw:enhanced-path="M 0 0 L 21600 0 21600 21600 0 21600 0 0 Z N"/></draw:custom-shape><draw:frame text:anchor-type="paragraph" draw:z-index="2" draw:name="Shape3" draw:style-name="gr3" draw:text-style-name="P5" svg:width="0.9134in" svg:height="0.2886in" svg:x="1.4535in" svg:y="0.4047in"><draw:text-box><text:p>f(θ<text:span text:style-name="T3">1, </text:span><text:span text:style-name="T4">θ</text:span><text:span text:style-name="T3">2</text:span><text:span text:style-name="T4"> … θ</text:span><text:span text:style-name="T3">7</text:span>)</text:p></draw:text-box></draw:frame><draw:line text:anchor-type="paragraph" draw:z-index="3" draw:name="Shape4" draw:style-name="gr4" draw:text-style-name="P6" svg:x1="1.4339in" svg:y1="0.8807in" svg:x2="2.624in" svg:y2="0.8807in"><text:p/></draw:line><draw:line text:anchor-type="paragraph" draw:z-index="4" draw:name="Shape5" draw:style-name="gr5" draw:text-style-name="P6" svg:x1="0.5701in" svg:y1="1.5654in" svg:x2="0.5701in" svg:y2="2.1906in"><text:p/></draw:line><draw:custom-shape text:anchor-type="paragraph" draw:z-index="5" draw:name="Shape6" draw:style-name="gr6" draw:text-style-name="P7" svg:width="1.7067in" svg:height="1.1406in" svg:x="-0.2252in" svg:y="2.3201in"><text:p text:style-name="P1"><text:span text:style-name="T5">rviz</text:span></text:p><text:p text:style-name="P1"><text:span text:style-name="T1">Despliegue visual del</text:span></text:p><text:p text:style-name="P1"><text:span text:style-name="T1">Modelo virtua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" draw:name="Shape3" draw:style-name="gr3" draw:text-style-name="P5" svg:width="0.9031in" svg:height="0.2886in" svg:x="0.9571in" svg:y="1.6937in"><draw:text-box><text:p>f(θ<text:span text:style-name="T3">1, </text:span><text:span text:style-name="T4">θ</text:span><text:span text:style-name="T3">2</text:span><text:span text:style-name="T4"> … θ</text:span><text:span text:style-name="T3">7</text:span>)</text:p></draw:text-box></draw:frame><draw:frame text:anchor-type="paragraph" draw:z-index="7" draw:name="Shape3" draw:style-name="gr3" draw:text-style-name="P5" svg:width="1.0516in" svg:height="0.2886in" svg:x="4.6382in" svg:y="0.6327in"><draw:text-box><text:p>f(x<text:span text:style-name="T4">, y, z</text:span>)<text:span text:style-name="T6">brazo</text:span></text:p></draw:text-box></draw:frame><draw:line text:anchor-type="paragraph" draw:z-index="8" draw:name="Shape4" draw:style-name="gr7" draw:text-style-name="P8" svg:x1="4.3409in" svg:y1="0.7909in" svg:x2="4.7772in" svg:y2="1.189in"><text:p/></draw:line><draw:custom-shape text:anchor-type="paragraph" draw:z-index="9" draw:name="Shape6" draw:style-name="gr8" draw:text-style-name="P7" svg:width="1.7067in" svg:height="0.7134in" svg:x="4.0535in" svg:y="1.2583in"><text:p text:style-name="P1"><text:span text:style-name="T7">Transformació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" draw:name="Shape3" draw:style-name="gr3" draw:text-style-name="P5" svg:width="0.8732in" svg:height="0.2886in" svg:x="4.8138in" svg:y="2.1201in"><draw:text-box><text:p>f(x<text:span text:style-name="T4">, y, z</text:span>)<text:span text:style-name="T6">robot</text:span></text:p></draw:text-box></draw:frame><draw:line text:anchor-type="paragraph" draw:z-index="11" draw:name="Shape4" draw:style-name="gr7" draw:text-style-name="P8" svg:x1="4.7437in" svg:y1="2.0425in" svg:x2="4.7437in" svg:y2="2.7264in"><text:p/></draw:line><draw:custom-shape text:anchor-type="paragraph" draw:z-index="12" draw:name="Shape7" draw:style-name="gr9" draw:text-style-name="P10" svg:width="1.548in" svg:height="0.9134in" svg:x="3.052in" svg:y="2.5374in"><text:p text:style-name="P9"><text:span text:style-name="T8">rviz</text:span></text:p><text:p text:style-name="P9"><text:span text:style-name="T9">Despliegue </text:span><text:span text:style-name="T9">virtual </text:span></text:p><text:p text:style-name="P9"><text:span text:style-name="T9">de punto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8" draw:style-name="gr10" draw:text-style-name="P12" svg:width="1.4394in" svg:height="0.7252in" svg:x="4.7437in" svg:y="2.6563in"><text:p text:style-name="P11"><text:span text:style-name="T9">Almacenamiento </text:span></text:p><text:p text:style-name="P11"><text:span text:style-name="T9">Archivo “.txt”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n-Set" draw:style="linear" draw:start-color="#333366" draw:end-color="#9999cc" draw:start-intensity="100%" draw:end-intensity="100%" draw:angle="225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08:16:47.869206778</meta:creation-date>
    <dc:date>2017-11-14T08:55:46.693086424</dc:date>
    <meta:editing-duration>PT8M1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